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Subtitle">
      <style:text-properties fo:font-size="14pt" style:font-size-asian="14pt" style:font-size-complex="14pt"/>
    </style:style>
    <style:style style:name="P3" style:family="paragraph" style:parent-style-name="Heading_20_2">
      <style:text-properties fo:font-size="14pt" style:font-size-asian="14pt" style:font-size-complex="14pt"/>
    </style:style>
    <style:style style:name="P4" style:family="paragraph" style:parent-style-name="Text_20_body" style:list-style-name="OrgBulletedList"/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2"><text:bookmark-start text:name="OrgXref.org74f980c"/><text:bookmark text:name="org74f980c"/>Short installation instructions for Emacs + ESS + R + MinGW <text:bookmark-end text:name="OrgXref.org74f980c"/></text:p>
      <text:h text:style-name="P3" text:outline-level="2" text:is-list-header="true"><text:bookmark-start text:name="OrgXref.org9bdef90"/><text:bookmark text:name="org9bdef90"/>Install R <text:bookmark-end text:name="OrgXref.org9bdef90"/></text:h>
      <text:list xml:id="list732003284845769432" text:style-name="OrgBulletedList">
        <text:list-item>
          <text:p text:style-name="P4"><text:span text:style-name="OrgCode"><text:span text:style-name="T1">[ ] </text:span></text:span><text:span text:style-name="T1">Download Installer from here: </text:span><text:a xlink:type="simple" xlink:href="https://cran.r-project.org/bin/windows/base/R-4.1.2-win.exe" text:style-name="Internet_20_link" text:visited-style-name="Visited_20_Internet_20_Link"><text:span text:style-name="T1">https://cran.r-project.org/bin/windows/base/R-4.1.2-win.exe</text:span></text:a><text:span text:style-name="T1"> </text:span></text:p>
        </text:list-item>
        <text:list-item>
          <text:p text:style-name="P4"><text:span text:style-name="OrgCode"><text:span text:style-name="T1">[ ] </text:span></text:span><text:span text:style-name="T1">Run installer (double-click) </text:span></text:p>
        </text:list-item>
        <text:list-item>
          <text:p text:style-name="P4"><text:span text:style-name="OrgCode"><text:span text:style-name="T1">[ ] </text:span></text:span><text:span text:style-name="T1">Accept all standard settings </text:span></text:p>
        </text:list-item>
        <text:list-item>
          <text:p text:style-name="P4"><text:span text:style-name="OrgCode"><text:span text:style-name="T1">[ ] </text:span></text:span><text:span text:style-name="T1">Add shortcut to desktop and quick launch </text:span></text:p>
        </text:list-item>
        <text:list-item>
          <text:p text:style-name="P4"><text:span text:style-name="OrgCode"><text:span text:style-name="T1">[ ] </text:span></text:span><text:span text:style-name="T1">When finished, open Windows search bar and type </text:span><text:span text:style-name="OrgCode"><text:span text:style-name="T1">PATH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window, click on </text:span><text:span text:style-name="OrgCode"><text:span text:style-name="T1">Environment Variables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the row for </text:span><text:span text:style-name="OrgCode"><text:span text:style-name="T1">Path</text:span></text:span><text:span text:style-name="T1"> and click </text:span><text:span text:style-name="OrgCode"><text:span text:style-name="T1">Edi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</text:span><text:span text:style-name="OrgCode"><text:span text:style-name="T1">New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Enter this string in the empty row: </text:span><text:span text:style-name="OrgCode"><text:span text:style-name="T1">C:\Program <text:s text:c="4"/>Files\R\R-4.1.2\bin\x64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Open Windows search bar and type </text:span><text:span text:style-name="OrgCode"><text:span text:style-name="T1">CMD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Select </text:span><text:span text:style-name="OrgCode"><text:span text:style-name="T1">Pin to taskbar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Open </text:span><text:span text:style-name="OrgCode"><text:span text:style-name="T1">Command prompt</text:span></text:span><text:span text:style-name="T1"> (Terminal) </text:span></text:p>
        </text:list-item>
        <text:list-item>
          <text:p text:style-name="P4"><text:span text:style-name="OrgCode"><text:span text:style-name="T1">[ ] </text:span></text:span><text:span text:style-name="T1">At the prompt, type R </text:span></text:p>
        </text:list-item>
        <text:list-item>
          <text:p text:style-name="P4"><text:span text:style-name="OrgCode"><text:span text:style-name="T1">[ ] </text:span></text:span><text:span text:style-name="T1">To get out of R, type </text:span><text:span text:style-name="OrgCode"><text:span text:style-name="T1">q()</text:span></text:span><text:span text:style-name="T1"> + </text:span><text:span text:style-name="OrgCode"><text:span text:style-name="T1">n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To test the R GUI, open the desktop shortcut </text:span></text:p>
        </text:list-item>
        <text:list-item>
          <text:p text:style-name="P4"><text:span text:style-name="OrgCode"><text:span text:style-name="T1">[ ] </text:span></text:span><text:span text:style-name="T1">You can now shut down all open windows </text:span></text:p>
        </text:list-item>
      </text:list>
      <text:h text:style-name="P3" text:outline-level="2" text:is-list-header="true"><text:bookmark-start text:name="OrgXref.org96fb7d1"/><text:bookmark text:name="org96fb7d1"/>Install Emacs <text:bookmark-end text:name="OrgXref.org96fb7d1"/></text:h>
      <text:list xml:id="list38562491" text:style-name="OrgBulletedList">
        <text:list-item>
          <text:p text:style-name="P4"><text:span text:style-name="OrgCode"><text:span text:style-name="T1">[ ] </text:span></text:span><text:span text:style-name="T1">Download Installer from here: </text:span><text:a xlink:type="simple" xlink:href="https://vigou3.gitlab.io/emacs-modified-windows/" text:style-name="Internet_20_link" text:visited-style-name="Visited_20_Internet_20_Link"><text:span text:style-name="T1">https://vigou3.gitlab.io/emacs-modified-windows/</text:span></text:a><text:span text:style-name="T1"> </text:span></text:p>
        </text:list-item>
        <text:list-item>
          <text:p text:style-name="P4"><text:span text:style-name="OrgCode"><text:span text:style-name="T1">[ ] </text:span></text:span><text:span text:style-name="T1">Run installer (double-click) </text:span></text:p>
        </text:list-item>
        <text:list-item>
          <text:p text:style-name="P4"><text:span text:style-name="OrgCode"><text:span text:style-name="T1">[ ] </text:span></text:span><text:span text:style-name="T1">Accept all standard settings </text:span></text:p>
        </text:list-item>
        <text:list-item>
          <text:p text:style-name="P4"><text:span text:style-name="OrgCode"><text:span text:style-name="T1">[ ] </text:span></text:span><text:span text:style-name="T1">Add shortcut to desktop and quick launch </text:span></text:p>
        </text:list-item>
        <text:list-item>
          <text:p text:style-name="P4"><text:span text:style-name="OrgCode"><text:span text:style-name="T1">[ ] </text:span></text:span><text:span text:style-name="T1">When finished, open Windows search bar and type </text:span><text:span text:style-name="OrgCode"><text:span text:style-name="T1">PATH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window, click on </text:span><text:span text:style-name="OrgCode"><text:span text:style-name="T1">Environment Variables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the row for </text:span><text:span text:style-name="OrgCode"><text:span text:style-name="T1">Path</text:span></text:span><text:span text:style-name="T1"> and click </text:span><text:span text:style-name="OrgCode"><text:span text:style-name="T1">Edi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</text:span><text:span text:style-name="OrgCode"><text:span text:style-name="T1">New</text:span></text:span><text:span text:style-name="T1"> </text:span></text:p>
        </text:list-item>
        <text:list-item>
          <text:p text:style-name="P4"><text:soft-page-break/><text:span text:style-name="OrgCode"><text:span text:style-name="T1">[ ] </text:span></text:span><text:span text:style-name="T1">Enter this string in the empty row: </text:span><text:span text:style-name="OrgCode"><text:span text:style-name="T1">C:\Program <text:s text:c="4"/>Files\Emacs\x86_64\bin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Open </text:span><text:span text:style-name="OrgCode"><text:span text:style-name="T1">Command prompt</text:span></text:span><text:span text:style-name="T1"> (Terminal) </text:span></text:p>
        </text:list-item>
        <text:list-item>
          <text:p text:style-name="P4"><text:span text:style-name="OrgCode"><text:span text:style-name="T1">[ ] </text:span></text:span><text:span text:style-name="T1">At the prompt, type </text:span><text:span text:style-name="OrgCode"><text:span text:style-name="T1">emacs -nw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Emacs, type </text:span><text:span text:style-name="OrgCode"><text:span text:style-name="T1">M-x R RE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R should open inside Emacs. You can shut Emacs now. </text:span></text:p>
        </text:list-item>
        <text:list-item>
          <text:p text:style-name="P4"><text:span text:style-name="OrgCode"><text:span text:style-name="T1">[ ] </text:span></text:span><text:span text:style-name="T1">To open Emacs from the desktop, double-click on the shortcut </text:span></text:p>
        </text:list-item>
        <text:list-item>
          <text:p text:style-name="P4"><text:span text:style-name="OrgCode"><text:span text:style-name="T1">[ ] </text:span></text:span><text:span text:style-name="T1">In Emacs, type </text:span><text:span text:style-name="OrgCode"><text:span text:style-name="T1">M-x R RE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R should open inside Emacs. You can shut Emacs now. </text:span></text:p>
        </text:list-item>
      </text:list>
      <text:h text:style-name="P3" text:outline-level="2" text:is-list-header="true"><text:bookmark-start text:name="OrgXref.orge38053d"/><text:bookmark text:name="orge38053d"/>Install gcc <text:bookmark-end text:name="OrgXref.orge38053d"/></text:h>
      <text:list xml:id="list38546714" text:style-name="OrgBulletedList">
        <text:list-item>
          <text:p text:style-name="P4"><text:span text:style-name="OrgCode"><text:span text:style-name="T1">[ ] </text:span></text:span><text:span text:style-name="T1">Download the installer from </text:span><text:a xlink:type="simple" xlink:href="https://sourceforge.net/projects/mingw-w64/files/Toolchains%20targetting%20Win32/Personal%20Builds/mingw-builds/installer/mingw-w64-install.exe" text:style-name="Internet_20_link" text:visited-style-name="Visited_20_Internet_20_Link"><text:span text:style-name="T1">https://sourceforge.net/projects/mingw-w64/files/Toolchains%20targetting%20Win32/Personal%20Builds/mingw-builds/installer/mingw-w64-install.exe</text:span></text:a><text:span text:style-name="T1"> </text:span></text:p>
        </text:list-item>
        <text:list-item>
          <text:p text:style-name="P4"><text:span text:style-name="OrgCode"><text:span text:style-name="T1">[ ] </text:span></text:span><text:span text:style-name="T1">Run the installer - accept all standard settings </text:span></text:p>
        </text:list-item>
        <text:list-item>
          <text:p text:style-name="P4"><text:span text:style-name="OrgCode"><text:span text:style-name="T1">[ ] </text:span></text:span><text:span text:style-name="T1">When finished, open Windows search bar and type </text:span><text:span text:style-name="OrgCode"><text:span text:style-name="T1">PATH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window, click on </text:span><text:span text:style-name="OrgCode"><text:span text:style-name="T1">Environment Variables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the row for </text:span><text:span text:style-name="OrgCode"><text:span text:style-name="T1">Path</text:span></text:span><text:span text:style-name="T1"> and click </text:span><text:span text:style-name="OrgCode"><text:span text:style-name="T1">Edi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</text:span><text:span text:style-name="OrgCode"><text:span text:style-name="T1">New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Enter this string in the empty row: </text:span><text:span text:style-name="OrgCode"><text:span text:style-name="T1">c:/Program Files <text:s text:c="4"/>(x86)/mingw-w64/i686-8.1.0-posix-dwarf-rt_v6-rev0/mingw32/bin/gcc.exe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Open </text:span><text:span text:style-name="OrgCode"><text:span text:style-name="T1">Command promp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At the prompt, type </text:span><text:span text:style-name="OrgCode"><text:span text:style-name="T1">gcc --version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Open Emacs and type </text:span><text:span text:style-name="OrgCode"><text:span text:style-name="T1">M-x eshell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At the prompt, type </text:span><text:span text:style-name="OrgCode"><text:span text:style-name="T1">gcc --version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You can shut Emacs now. </text:span></text:p>
        </text:list-item>
      </text:list>
      <text:h text:style-name="P3" text:outline-level="2" text:is-list-header="true"><text:bookmark-start text:name="OrgXref.org77aadc0"/><text:bookmark text:name="org77aadc0"/>Install sqlite <text:bookmark-end text:name="OrgXref.org77aadc0"/></text:h>
      <text:list xml:id="list38551418" text:style-name="OrgBulletedList">
        <text:list-item>
          <text:p text:style-name="P4"><text:span text:style-name="OrgCode"><text:span text:style-name="T1">[ ] </text:span></text:span><text:span text:style-name="T1">Download ZIP file from here: </text:span><text:a xlink:type="simple" xlink:href="https://www.sqlite.org/2022/sqlite-tools-win32-x86-3370200.zip" text:style-name="Internet_20_link" text:visited-style-name="Visited_20_Internet_20_Link"><text:span text:style-name="T1">https://www.sqlite.org/2022/sqlite-tools-win32-x86-3370200.zip</text:span></text:a><text:span text:style-name="T1"> </text:span></text:p>
        </text:list-item>
        <text:list-item>
          <text:p text:style-name="P4"><text:span text:style-name="OrgCode"><text:span text:style-name="T1">[ ] </text:span></text:span><text:span text:style-name="T1">Extract ZIP file to </text:span><text:span text:style-name="OrgCode"><text:span text:style-name="T1">Program Files (x86)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When finished, open Windows search bar and type </text:span><text:span text:style-name="OrgCode"><text:span text:style-name="T1">PATH</text:span></text:span><text:span text:style-name="T1"> </text:span></text:p>
        </text:list-item>
        <text:list-item>
          <text:p text:style-name="P4"><text:soft-page-break/><text:span text:style-name="OrgCode"><text:span text:style-name="T1">[ ] </text:span></text:span><text:span text:style-name="T1">In the window, click on </text:span><text:span text:style-name="OrgCode"><text:span text:style-name="T1">Environment Variables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the row for </text:span><text:span text:style-name="OrgCode"><text:span text:style-name="T1">Path</text:span></text:span><text:span text:style-name="T1"> and click </text:span><text:span text:style-name="OrgCode"><text:span text:style-name="T1">Edit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In the new window, select </text:span><text:span text:style-name="OrgCode"><text:span text:style-name="T1">New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Enter this string in the empty row: </text:span><text:span text:style-name="OrgCode"><text:span text:style-name="T1">C:\Program Files <text:s text:c="4"/>(x86)\sqlite-tools-win32-x86-3360000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Open </text:span><text:span text:style-name="OrgCode"><text:span text:style-name="T1">Command prompt</text:span></text:span><text:span text:style-name="T1"> (Terminal) </text:span></text:p>
        </text:list-item>
        <text:list-item>
          <text:p text:style-name="P4"><text:span text:style-name="OrgCode"><text:span text:style-name="T1">[ ] </text:span></text:span><text:span text:style-name="T1">At the prompt, type </text:span><text:span text:style-name="OrgCode"><text:span text:style-name="T1">sqlite3</text:span></text:span><text:span text:style-name="T1"> </text:span></text:p>
        </text:list-item>
        <text:list-item>
          <text:p text:style-name="P4"><text:span text:style-name="OrgCode"><text:span text:style-name="T1">[ ] </text:span></text:span><text:span text:style-name="T1">To get out of sqlite, type </text:span><text:span text:style-name="OrgCode"><text:span text:style-name="T1">.q RET</text:span></text:span><text:span text:style-name="T1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>
        <style:tab-stops>
          <style:tab-stop style:position="6.6929in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in" fo:margin-bottom="0in"/>
      <style:text-properties fo:font-size="24pt"/>
    </style:style>
    <style:style style:name="OrgSubtitle" style:family="paragraph" style:parent-style-name="Subtitle">
      <style:paragraph-properties fo:margin-top="0in" fo:margin-bottom="0in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in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in" fo:margin-bottom="0in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style:paragraph-properties fo:background-color="#c0c0c0" fo:padding="0.0193in" fo:border="0.0008in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in" fo:margin-bottom="0.0827in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page-number="auto" fo:padding="0in" fo:border-left="none" fo:border-right="none" fo:border-top="none" fo:border-bottom="0.0008in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style:background-transparency="100%" fo:padding="0in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fo:padding="0.0591in" fo:border="0.0035in solid #000000" style:shadow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1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creator>Marcus Birkenkrahe</dc:creator>
    <meta:initial-creator/>
    <dc:date>2022-01-19T18:32:40.81</dc:date>
    <meta:creation-date>2022-01-19T18:31:57</meta:creation-date>
    <meta:generator>OpenOffice/4.1.11$Win32 OpenOffice.org_project/4111m1$Build-9808</meta:generator>
    <meta:keyword/>
    <dc:subject/>
    <dc:title/>
    <meta:document-statistic meta:table-count="0" meta:image-count="0" meta:object-count="0" meta:page-count="3" meta:paragraph-count="63" meta:word-count="567" meta:character-count="2981"/>
    <meta:editing-duration>PT26S</meta:editing-duration>
    <meta:editing-cycles>1</meta:editing-cycles>
  </office:meta>
</office:document-meta>
</file>